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title: ST661 R prog Assignment 2</text:p>
      <text:p text:style-name="Standard"># author: Paul Williamson</text:p>
      <text:p text:style-name="Standard"># date: 07/11/2018</text:p>
      <text:p text:style-name="Standard"/>
      <text:p text:style-name="Standard"># QUESTION 2:</text:p>
      <text:p text:style-name="Standard"/>
      <text:p text:style-name="Standard"># Q1(a) Write function called skew to calculate the skewness of a numeric vector.</text:p>
      <text:p text:style-name="Standard">answer &lt;- 0</text:p>
      <text:p text:style-name="Standard"/>
      <text:p text:style-name="Standard"># m3 function definition</text:p>
      <text:p text:style-name="Standard">m3 &lt;- function(vect_of_samples, vect_mean = mean(vect_of_samples),no_samples = length(vect_of_samples)){</text:p>
      <text:p text:style-name="Standard"><text:s text:c="2"/>vect_mean &lt;- sum(vect_of_samples)/length(vect_of_samples)</text:p>
      <text:p text:style-name="Standard"><text:s text:c="2"/>no_samples &lt;- length(vect_of_samples)</text:p>
      <text:p text:style-name="Standard"><text:s text:c="2"/>for(i in vect_of_samples){</text:p>
      <text:p text:style-name="Standard"><text:s text:c="2"/>answer &lt;- answer + (i - vect_mean)^3/no_samples</text:p>
      <text:p text:style-name="Standard"><text:s text:c="2"/>}</text:p>
      <text:p text:style-name="Standard"><text:s text:c="2"/>return(answer)</text:p>
      <text:p text:style-name="Standard"><text:s text:c="2"/>}</text:p>
      <text:p text:style-name="Standard"/>
      <text:p text:style-name="Standard"># m2 function definition</text:p>
      <text:p text:style-name="Standard">m2 &lt;- function(vect_of_samples, vect_mean = mean(vect_of_samples),no_samples = length(vect_of_samples)){</text:p>
      <text:p text:style-name="Standard"><text:s text:c="2"/>vect_mean &lt;- sum(vect_of_samples)/length(vect_of_samples)</text:p>
      <text:p text:style-name="Standard"><text:s text:c="2"/>no_samples &lt;- length(vect_of_samples)</text:p>
      <text:p text:style-name="Standard"><text:s text:c="2"/>for(i in vect_of_samples){</text:p>
      <text:p text:style-name="Standard"><text:s text:c="4"/>answer &lt;- answer + (i - vect_mean)^2/no_samples</text:p>
      <text:p text:style-name="Standard"><text:s text:c="2"/>}</text:p>
      <text:p text:style-name="Standard"><text:s text:c="2"/>return(answer)</text:p>
      <text:p text:style-name="Standard">}</text:p>
      <text:p text:style-name="Standard"/>
      <text:p text:style-name="Standard"># Skew function definition</text:p>
      <text:p text:style-name="Standard">skew &lt;- function(vect_of_samples){</text:p>
      <text:p text:style-name="Standard"><text:s text:c="2"/>answer &lt;- m3(vect_of_samples)/(m2(vect_of_samples)^(3/2))</text:p>
      <text:p text:style-name="Standard"><text:s text:c="2"/>return(answer)</text:p>
      <text:p text:style-name="Standard">}</text:p>
      <text:p text:style-name="Standard"/>
      <text:p text:style-name="Standard"/>
      <text:p text:style-name="Standard"># Q2(b) Test your function on mtcars$wt</text:p>
      <text:p text:style-name="Standard"/>
      <text:p text:style-name="Standard">skew(mtcars$wt)</text:p>
      <text:p text:style-name="Standard"/>
      <text:p text:style-name="Standard"/>
      <text:p text:style-name="Standard"># Q2(c) Test it also on a set of 50 numbers generated from the standard normal distribution.</text:p>
      <text:p text:style-name="Standard"/>
      <text:p text:style-name="Standard">rand_50_norm_distr &lt;- rnorm(50,mean=0,sd=1)</text:p>
      <text:p text:style-name="Standard">rand_50_norm_distr</text:p>
      <text:p text:style-name="Standard">skew(rand_50_norm_distr)</text:p>
      <text:p text:style-name="Standard"/>
      <text:p text:style-name="Standard"/>
      <text:p text:style-name="Standard"># Q2(d) Using replicate, replicate the calculation of (c) 1000 times. Draw a histogram of the results</text:p>
      <text:p text:style-name="Standard"># and calculate the mean skewness value.</text:p>
      <text:p text:style-name="Standard"><text:soft-page-break/>replicate_normal_1000 &lt;- replicate(1000,rnorm(50, mean=0, sd=1))</text:p>
      <text:p text:style-name="Standard">hist(replicate_normal_1000)</text:p>
      <text:p text:style-name="Standard">skew(replicate_normal_1000)</text:p>
      <text:p text:style-name="Standard"/>
      <text:p text:style-name="Standard"/>
      <text:p text:style-name="Standard"># Q2(e) Repeat (c) and (d), this time using a set 50 numbers generated from the</text:p>
      <text:p text:style-name="Standard"># exponential distribution with parameter 1.</text:p>
      <text:p text:style-name="Standard"/>
      <text:p text:style-name="Standard"># 50 numbers generated from the exponential distribution</text:p>
      <text:p text:style-name="Standard">replicate_expo_1000 &lt;- replicate(1000,rexp(50, rate = 1))</text:p>
      <text:p text:style-name="Standard">hist(replicate_expo_1000)</text:p>
      <text:p text:style-name="Standard">skew(replicate_expo_1000)</text:p>
      <text:p text:style-name="Standard"/>
      <text:p text:style-name="Standard"/>
      <text:p text:style-name="Standard"># Q2(f) Compare the results of (d) and (e)</text:p>
      <text:p text:style-name="Standard"/>
      <text:p text:style-name="Standard"/>
      <text:p text:style-name="Standard"># Q2(g) Write code which calculates the skewness for every numeric variable in cdc1.</text:p>
      <text:p text:style-name="Standard"># Your code should construct a named vector of skewness values, with NA's for non numeric variables.</text:p>
      <text:p text:style-name="Standard"># Your code should not give any warnings.</text:p>
      <text:p text:style-name="Standard"/>
      <text:p text:style-name="Standard">class(cdc1)</text:p>
      <text:p text:style-name="Standard">str(cdc1)</text:p>
      <text:p text:style-name="Standard"/>
      <text:p text:style-name="Standard">skewness_vect &lt;- vector("numeric", length=length(cdc1))</text:p>
      <text:p text:style-name="Standard">skewness_vect</text:p>
      <text:p text:style-name="Standard"/>
      <text:p text:style-name="Standard">for (i in 1:length(cdc1)){</text:p>
      <text:p text:style-name="Standard"><text:s text:c="2"/>if (is.numeric(cdc[[i]]))</text:p>
      <text:p text:style-name="Standard"><text:s text:c="4"/>skewness_vect[i] &lt;- skew(cdc1[[i]])</text:p>
      <text:p text:style-name="Standard"><text:s text:c="2"/>else skewness_vect[i]&lt;- NA</text:p>
      <text:p text:style-name="Standard">}</text:p>
      <text:p text:style-name="Standard">skewness_v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6:24:09.571000000</meta:creation-date>
    <dc:date>2018-11-07T16:24:31.477000000</dc:date>
    <meta:editing-duration>PT22S</meta:editing-duration>
    <meta:editing-cycles>1</meta:editing-cycles>
    <meta:document-statistic meta:table-count="0" meta:image-count="0" meta:object-count="0" meta:page-count="2" meta:paragraph-count="60" meta:word-count="276" meta:character-count="2233" meta:non-whitespace-character-count="1977"/>
    <meta:generator>LibreOffice/6.0.6.2$Windows_X86_64 LibreOffice_project/0c292870b25a325b5ed35f6b45599d2ea4458e77</meta:generator>
  </office:meta>
</office:document-meta>
</file>